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graphic-properties draw:auto-grow-height="true" fo:min-height="2.629cm" loext:decorative="false"/>
      <style:paragraph-properties style:writing-mode="lr-tb"/>
    </style:style>
    <style:style style:name="pr6" style:family="presentation" style:parent-style-name="Default-title">
      <style:graphic-properties fo:min-height="3.473cm" loext:decorative="false"/>
      <style:paragraph-properties style:writing-mode="lr-tb"/>
    </style:style>
    <style:style style:name="pr7" style:family="presentation" style:parent-style-name="Default-title" style:list-style-name="L1">
      <style:graphic-properties draw:auto-grow-height="true" fo:min-height="2.629cm" loext:decorative="false"/>
      <style:paragraph-properties style:writing-mode="lr-tb"/>
    </style:style>
    <style:style style:name="pr8" style:family="presentation" style:parent-style-name="Default-outline1">
      <style:graphic-properties fo:min-height="4.106cm" loext:decorative="false"/>
      <style:paragraph-properties style:writing-mode="lr-tb"/>
    </style:style>
    <style:style style:name="pr9" style:family="presentation" style:parent-style-name="Default-title" style:list-style-name="L1">
      <style:graphic-properties draw:auto-grow-height="true" fo:min-height="2.629cm" loext:decorative="false"/>
      <style:paragraph-properties style:writing-mode="lr-tb"/>
    </style:style>
    <style:style style:name="pr10" style:family="presentation" style:parent-style-name="Default-title" style:list-style-name="L1">
      <style:graphic-properties draw:auto-grow-height="true" fo:min-height="2.629cm" loext:decorative="false"/>
      <style:paragraph-properties style:writing-mode="lr-tb"/>
    </style:style>
    <style:style style:name="pr11" style:family="presentation" style:parent-style-name="Default-title" style:list-style-name="L1">
      <style:graphic-properties draw:auto-grow-height="true" fo:min-height="2.629cm" loext:decorative="false"/>
      <style:paragraph-properties style:writing-mode="lr-tb"/>
    </style:style>
    <style:style style:name="pr12" style:family="presentation" style:parent-style-name="Default-title" style:list-style-name="L1">
      <style:graphic-properties draw:auto-grow-height="true" fo:min-height="2.629cm" loext:decorative="false"/>
      <style:paragraph-properties style:writing-mode="lr-tb"/>
    </style:style>
    <style:style style:name="pr13" style:family="presentation" style:parent-style-name="Default-title" style:list-style-name="L1">
      <style:graphic-properties draw:auto-grow-height="true" fo:min-height="3.473cm" loext:decorative="false"/>
      <style:paragraph-properties style:writing-mode="lr-tb"/>
    </style:style>
    <style:style style:name="pr14" style:family="presentation" style:parent-style-name="Default-title" style:list-style-name="L1">
      <style:graphic-properties draw:auto-grow-height="true" fo:min-height="2.629cm" loext:decorative="false"/>
      <style:paragraph-properties style:writing-mode="lr-tb"/>
    </style:style>
    <style:style style:name="pr15" style:family="presentation" style:parent-style-name="Default-title" style:list-style-name="L1">
      <style:graphic-properties draw:auto-grow-height="true" fo:min-height="2.629cm" loext:decorative="false"/>
      <style:paragraph-properties style:writing-mode="lr-tb"/>
    </style:style>
    <style:style style:name="pr16" style:family="presentation" style:parent-style-name="Default-title" style:list-style-name="L1">
      <style:graphic-properties draw:auto-grow-height="true" fo:min-height="2.629cm" loext:decorative="false"/>
      <style:paragraph-properties style:writing-mode="lr-tb"/>
    </style:style>
    <style:style style:name="P1" style:family="paragraph">
      <loext:graphic-properties draw:fill-color="#ffffff"/>
    </style:style>
    <style:style style:name="P2" style:family="paragraph">
      <style:paragraph-properties fo:margin-top="0.5cm" fo:margin-bottom="0cm"/>
    </style:style>
    <style:style style:name="P3" style:family="paragraph">
      <loext:graphic-properties draw:fill-color="#ffffff"/>
      <style:text-properties fo:font-size="20pt"/>
    </style:style>
    <style:style style:name="P4"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5" style:family="paragraph">
      <style:paragraph-properties fo:margin-left="0cm" fo:margin-right="0cm" fo:margin-top="0.5cm" fo:margin-bottom="0cm" fo:line-height="100%" fo:text-align="start" fo:text-indent="0cm"/>
    </style:style>
    <style:style style:name="P6" style:family="paragraph">
      <style:paragraph-properties fo:margin-left="0cm" fo:margin-right="0cm" fo:margin-top="0.5cm" fo:margin-bottom="0cm" fo:text-align="center" fo:text-indent="0cm"/>
    </style:style>
    <style:style style:name="P7" style:family="paragraph">
      <style:paragraph-properties fo:text-align="center"/>
    </style:style>
    <style:style style:name="P8" style:family="paragraph">
      <style:paragraph-properties fo:margin-left="0cm" fo:margin-right="0cm" fo:text-indent="0cm"/>
    </style:style>
    <style:style style:name="P9" style:family="paragraph">
      <style:paragraph-properties fo:margin-left="0cm" fo:margin-right="0cm" fo:margin-top="0.5cm" fo:margin-bottom="0cm" fo:text-indent="0cm"/>
    </style:style>
    <style:style style:name="T1" style:family="text">
      <style:text-properties fo:font-variant="normal" fo:text-transform="none" fo:color="#000000" loext:opacity="100%" style:text-outline="false" style:text-line-through-style="none" style:text-line-through-type="none" style:text-position="0% 100%" style:font-name="Arial" fo:font-size="44pt" fo:letter-spacing="normal" fo:language="de" fo:country="DE"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2" style:family="text">
      <style:text-properties fo:font-variant="normal" fo:text-transform="none" fo:color="#000000" loext:opacity="100%" style:text-outline="false" style:text-line-through-style="none" style:text-line-through-type="none" style:text-position="0% 100%" style:font-name="Arial" fo:font-size="32pt" fo:letter-spacing="normal" fo:language="de" fo:country="DE"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Arial" fo:font-size="32pt" fo:letter-spacing="normal" fo:language="de" fo:country="DE" fo:font-style="normal" style:text-underline-style="none" fo:font-weight="normal" fo:background-color="transparent" style:font-name-asian="Noto Sans CJK SC"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Arial" fo:font-size="32pt" fo:letter-spacing="normal" fo:language="de" fo:country="DE"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1"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LYA Gaming</text:p>
          </draw:text-box>
        </draw:frame>
        <draw:frame presentation:style-name="pr2" draw:text-style-name="P1" draw:layer="layout" svg:width="25.199cm" svg:height="9.134cm" svg:x="1.4cm" svg:y="3.685cm" presentation:class="subtitle">
          <draw:text-box>
            <text:p>Sammelkartenspiele treffen RPG-Maker</text:p>
            <text:p/>
            <text:p/>
            <text:p>Felix Cäsar Madorskiy</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Gliederung</text:p>
          </draw:text-box>
        </draw:frame>
        <draw:frame presentation:style-name="pr4" draw:layer="layout" svg:width="25.199cm" svg:height="11.315cm" svg:x="1.4cm" svg:y="3.685cm" presentation:class="outline" presentation:user-transformed="true">
          <draw:text-box>
            <text:list text:style-name="L2">
              <text:list-item>
                <text:p>Angebot</text:p>
              </text:list-item>
              <text:list-item>
                <text:p>Markt</text:p>
              </text:list-item>
              <text:list-item>
                <text:p>Konkurrenz</text:p>
              </text:list-item>
              <text:list-item>
                <text:p>Marketing</text:p>
              </text:list-item>
              <text:list-item>
                <text:p>Einnahmequellen</text:p>
              </text:list-item>
              <text:list-item>
                <text:p>Kundensegmente</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Gliederung</text:p>
          </draw:text-box>
        </draw:frame>
        <draw:frame presentation:style-name="pr4" draw:layer="layout" svg:width="25.199cm" svg:height="11.315cm" svg:x="1.4cm" svg:y="3.685cm" presentation:class="outline" presentation:user-transformed="true">
          <draw:text-box>
            <text:list text:style-name="L2">
              <text:list-item>
                <text:p text:style-name="P2">Finanzen</text:p>
              </text:list-item>
              <text:list-item>
                <text:p text:style-name="P2">Schlüsselressourcen</text:p>
              </text:list-item>
              <text:list-item>
                <text:p text:style-name="P2">Key Propositions</text:p>
              </text:list-item>
              <text:list-item>
                <text:p text:style-name="P2">Customer Relationships</text:p>
              </text:list-item>
              <text:list-item>
                <text:p text:style-name="P2">Ngative Space</text:p>
              </text:list-item>
              <text:list-item>
                <text:p text:style-name="P2">Kunden*innenbindung</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ngebot</text:p>
          </draw:text-box>
        </draw:frame>
        <draw:frame presentation:style-name="pr4" draw:layer="layout" svg:width="25.199cm" svg:height="9.134cm" svg:x="1.4cm" svg:y="3.685cm" presentation:class="outline" presentation:user-transformed="true">
          <draw:text-box>
            <text:list text:style-name="L2">
              <text:list-item>
                <text:p text:style-name="P2">Software zum Erstellen von Sammelkartenspielen ohne auch nur eine Zeile Code geschrieben zu haben</text:p>
              </text:list-item>
              <text:list-item>
                <text:p text:style-name="P2">Drei Editoren:</text:p>
                <text:list>
                  <text:list-item>
                    <text:p>Launcher</text:p>
                  </text:list-item>
                  <text:list-item>
                    <text:p>Spielbretteditor</text:p>
                  </text:list-item>
                  <text:list-item>
                    <text:p>Karteneditor</text:p>
                  </text:list-item>
                </text:list>
              </text:list-item>
              <text:list-item>
                <text:p>Integrierte Marketplaces für Musik, Kartenbilder und Animationen, und Merchandise</text:p>
              </text:list-item>
              <text:list-item>
                <text:p>Pitchen-Bewerten-Mechanik</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Markt</text:p>
          </draw:text-box>
        </draw:frame>
        <draw:frame presentation:style-name="pr4" draw:layer="layout" svg:width="25.199cm" svg:height="9.134cm" svg:x="1.4cm" svg:y="3.685cm" presentation:class="outline">
          <draw:text-box>
            <text:list text:style-name="L2">
              <text:list-item>
                <text:p>Onlinesammelkartenspiele:</text:p>
                <text:list>
                  <text:list-item>
                    <text:p>2025: $7.8Mrd</text:p>
                  </text:list-item>
                  <text:list-item>
                    <text:p>2030: voraussichtlich $11.8Mrd</text:p>
                  </text:list-item>
                </text:list>
              </text:list-item>
              <text:list-item>
                <text:p>physische Sammelkartenspiele</text:p>
                <text:list>
                  <text:list-item>
                    <text:p>2024: 12.8Mrd</text:p>
                  </text:list-item>
                  <text:list-item>
                    <text:p>2033: voraussichtlich $23.7Mrd</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layer="layout" svg:width="25.199cm" svg:height="2.629cm" svg:x="1.4cm" svg:y="0.628cm" presentation:class="title">
          <draw:text-box>
            <text:p text:style-name="P4"><text:span text:style-name="T1">Konkurrenz</text:span></text:p>
          </draw:text-box>
        </draw:frame>
        <draw:frame presentation:style-name="pr4" draw:layer="layout" svg:width="25.199cm" svg:height="9.134cm" svg:x="1.4cm" svg:y="3.685cm" presentation:class="outline">
          <draw:text-box>
            <text:list text:style-name="L2">
              <text:list-item>
                <text:p text:style-name="P5"><text:span text:style-name="T2">Pokemon, Yu-Gi-Oh (50Mio/17k), Magic: the Gathering (50Mio/13Mio), Hearthstone (23.5Mio/300k)</text:span></text:p>
              </text:list-item>
              <text:list-item>
                <text:p text:style-name="P5"><text:span text:style-name="T2">Legend of Runeterra, Duelmasters, One Piece, Dragonball Super, Shadowverse</text:span></text:p>
              </text:list-item>
              <text:list-item>
                <text:p text:style-name="P5"><text:span text:style-name="T2">Konkurrenz ist gierig und druckt spielzerstörende Karte/ignoriert Spieltests</text:span></text:p>
              </text:list-item>
              <text:list-item>
                <text:p text:style-name="P5"><text:span text:style-name="T2">Ignoriert Spielerstimmen</text:span></text:p>
              </text:list-item>
              <text:list-item>
                <text:p text:style-name="P5"><text:span text:style-name="T2">Investiert wenig in Matchmaking</text:span></text:p>
              </text:list-item>
              <text:list-item>
                <text:p text:style-name="P5"><text:span text:style-name="T2">Faeria ist breits pleite</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Marketing</text:p>
          </draw:text-box>
        </draw:frame>
        <draw:frame presentation:style-name="pr4" draw:layer="layout" svg:width="25.199cm" svg:height="9.134cm" svg:x="1.4cm" svg:y="3.685cm" presentation:class="outline">
          <draw:text-box>
            <text:list text:style-name="L2">
              <text:list-item>
                <text:p>Organisches Wachstum durch DevLogs mit Verlinkung zu Social Media und Patreon</text:p>
              </text:list-item>
              <text:list-item>
                <text:p>Generelle Social Media Kampagnen</text:p>
              </text:list-item>
              <text:list-item>
                <text:p>Early Access, um Creator so früh wie möglich ins Boot zu holen</text:p>
              </text:list-item>
              <text:list-item>
                <text:p>Partnerschaft mit Streamern/Influencern</text:p>
              </text:list-item>
              <text:list-item>
                <text:p>Positionierung als „The Good Guys“</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Einnahmequellen</text:p>
          </draw:text-box>
        </draw:frame>
        <draw:frame presentation:style-name="pr4" draw:layer="layout" svg:width="25.199cm" svg:height="9.134cm" svg:x="1.4cm" svg:y="3.685cm" presentation:class="outline">
          <draw:text-box>
            <text:list text:style-name="L2">
              <text:list-item>
                <text:p>direkte Einnahmen aus Verkauf von schönen Karten, Mensch-zu-Karte und eigenem Merchandise</text:p>
              </text:list-item>
              <text:list-item>
                <text:p>indirekte Einnahmen von 20% aus Verkäufen in den Marketplaces</text:p>
              </text:list-item>
              <text:list-item>
                <text:p>indirekte Einnahmen von 20% aus Verkäufen in Sammelkartenspielen, die andere mit unserer Software gemacht habe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6" draw:layer="layout" svg:width="25.199cm" svg:height="3.473cm" svg:x="1.4cm" svg:y="5.578cm" presentation:class="title" presentation:user-transformed="true">
          <draw:text-box>
            <text:p>10 Kundensegmente insgesamt/5 Kundensegmente ausgewählt </text:p>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text-style-name="P6" draw:layer="layout" svg:width="25.199cm" svg:height="2.629cm" svg:x="1.4cm" svg:y="0.628cm" presentation:class="title">
          <draw:text-box>
            <text:p text:style-name="P6">Free-To-Play Spieler/Kernspieler</text:p>
          </draw:text-box>
        </draw:frame>
        <draw:frame presentation:style-name="pr8" draw:layer="layout" svg:width="25.199cm" svg:height="11.815cm" svg:x="1.4cm" svg:y="3.685cm" presentation:class="outline" presentation:user-transformed="true">
          <draw:text-box>
            <text:list text:style-name="L2">
              <text:list-item>
                <text:p>Aufgaben</text:p>
              </text:list-item>
              <text:list-item>
                <text:p text:style-name="P2">Pains</text:p>
              </text:list-item>
              <text:list-item>
                <text:p text:style-name="P2">Pain Relievers</text:p>
              </text:list-item>
              <text:list-item>
                <text:p>Gain Creators</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9" draw:text-style-name="P7" draw:layer="layout" svg:width="25.199cm" svg:height="2.629cm" svg:x="1.4cm" svg:y="0.628cm" presentation:class="title">
          <draw:text-box>
            <text:p text:style-name="P6">Professionelle Spieler/Streamer</text:p>
          </draw:text-box>
        </draw:frame>
        <draw:frame presentation:style-name="pr8" draw:layer="layout" svg:width="25.199cm" svg:height="11.815cm" svg:x="1.4cm" svg:y="3.685cm" presentation:class="outline" presentation:user-transformed="true">
          <draw:text-box>
            <text:list text:style-name="L2">
              <text:list-item>
                <text:p>Aufgaben</text:p>
              </text:list-item>
              <text:list-item>
                <text:p>Pains</text:p>
              </text:list-item>
              <text:list-item>
                <text:p>Pain Relievers</text:p>
              </text:list-item>
              <text:list-item>
                <text:p>Gain Creators</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0" draw:text-style-name="P6" draw:layer="layout" svg:width="25.199cm" svg:height="2.629cm" svg:x="1.4cm" svg:y="0.628cm" presentation:class="title">
          <draw:text-box>
            <text:p text:style-name="P6">Creator</text:p>
          </draw:text-box>
        </draw:frame>
        <draw:frame presentation:style-name="pr4" draw:layer="layout" svg:width="25.199cm" svg:height="11.815cm" svg:x="1.4cm" svg:y="3.685cm" presentation:class="outline" presentation:user-transformed="true">
          <draw:text-box>
            <text:list text:style-name="L2">
              <text:list-item>
                <text:p text:style-name="P8">Aufgaben</text:p>
              </text:list-item>
              <text:list-item>
                <text:p text:style-name="P8">Pains</text:p>
              </text:list-item>
              <text:list-item>
                <text:p text:style-name="P8">Pain Relievers</text:p>
              </text:list-item>
              <text:list-item>
                <text:p text:style-name="P8">Gain Creators</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1" draw:text-style-name="P7" draw:layer="layout" svg:width="25.199cm" svg:height="2.629cm" svg:x="1.4cm" svg:y="0.628cm" presentation:class="title">
          <draw:text-box>
            <text:p text:style-name="P6">Wal</text:p>
          </draw:text-box>
        </draw:frame>
        <draw:frame presentation:style-name="pr8" draw:layer="layout" svg:width="25.199cm" svg:height="11.815cm" svg:x="1.4cm" svg:y="3.685cm" presentation:class="outline" presentation:user-transformed="true">
          <draw:text-box>
            <text:list text:style-name="L2">
              <text:list-item>
                <text:p>Aufgaben</text:p>
              </text:list-item>
              <text:list-item>
                <text:p>Pains</text:p>
              </text:list-item>
              <text:list-item>
                <text:p>Pain Relievers</text:p>
              </text:list-item>
              <text:list-item>
                <text:p>Gain Creators</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2" draw:text-style-name="P7" draw:layer="layout" svg:width="25.199cm" svg:height="2.629cm" svg:x="1.4cm" svg:y="0.628cm" presentation:class="title">
          <draw:text-box>
            <text:p text:style-name="P6">Musiker/Künstler</text:p>
          </draw:text-box>
        </draw:frame>
        <draw:frame presentation:style-name="pr4" draw:layer="layout" svg:width="25.199cm" svg:height="11.815cm" svg:x="1.4cm" svg:y="3.685cm" presentation:class="outline" presentation:user-transformed="true">
          <draw:text-box>
            <text:list text:style-name="L2">
              <text:list-item>
                <text:p text:style-name="P8">Aufgaben</text:p>
              </text:list-item>
              <text:list-item>
                <text:p text:style-name="P8">Pains</text:p>
              </text:list-item>
              <text:list-item>
                <text:p text:style-name="P8">Pain Relievers</text:p>
              </text:list-item>
              <text:list-item>
                <text:p text:style-name="P8">Gain Creators</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Finanzen</text:p>
          </draw:text-box>
        </draw:frame>
        <draw:frame presentation:style-name="pr4" draw:layer="layout" svg:width="25.199cm" svg:height="9.134cm" svg:x="1.4cm" svg:y="3.685cm" presentation:class="outline">
          <draw:text-box>
            <text:list text:style-name="L2">
              <text:list-item>
                <text:p>Kosten für AWS (Serverhosting)</text:p>
              </text:list-item>
              <text:list-item>
                <text:p>Anwaltskosten für Formulierungen der EULAs</text:p>
              </text:list-item>
              <text:list-item>
                <text:p>Steuerberaterkosten für Besteuerung der Einnahmen in anderen Ländern</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chlüsselressourcen</text:p>
          </draw:text-box>
        </draw:frame>
        <draw:frame presentation:style-name="pr4" draw:layer="layout" svg:width="25.199cm" svg:height="9.134cm" svg:x="1.4cm" svg:y="3.685cm" presentation:class="outline">
          <draw:text-box>
            <text:list text:style-name="L2">
              <text:list-item>
                <text:p>tiefgreifende Kenntnisse der Materie durch Gründer</text:p>
              </text:list-item>
              <text:list-item>
                <text:p>gesamte Spielermenge ist Tester und Balancer, anstatt ein internes Team dafür zu bezahlen</text:p>
              </text:list-item>
              <text:list-item>
                <text:p>Musik, Bilder und Animationen, und Merchandise werden von Drittanbietern bereitgestellt, anstatt ein internes dafür zu bezahlen</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Key Propositions</text:p>
          </draw:text-box>
        </draw:frame>
        <draw:frame presentation:style-name="pr4" draw:layer="layout" svg:width="25.199cm" svg:height="9.134cm" svg:x="1.4cm" svg:y="3.685cm" presentation:class="outline" presentation:user-transformed="true">
          <draw:text-box>
            <text:list text:style-name="L2">
              <text:list-item>
                <text:p>Radikale Transparenz</text:p>
              </text:list-item>
              <text:list-item>
                <text:p>Spieler haben das Gefühl direkt dabei zu sein und geschätzt zu werden, sowie uns zu vertrauen, dass wir wirklich nur ihr Bestes im Sinn haben und ihnen nicht aus Geldgier in den Rücken fallen</text:p>
              </text:list-item>
              <text:list-item>
                <text:p>Kein Power Creep oder Money Grab-Veröffentlichung (spielzerstörende Karte)/geliebte Karten und Spielstrategien bleiben relevant und spielbar</text:p>
              </text:list-item>
              <text:list-item>
                <text:p>Es ist einfach mit freunden zu spielen und Tourniere zu organisieren</text:p>
              </text:list-item>
              <text:list-item>
                <text:p>Wirklich gutes Match-Making</text:p>
              </text:list-item>
              <text:list-item>
                <text:p>One-stop-shop für Musiker und Künstler Musik, Kunst und Merchandise anzubieten</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ustomer Relationships </text:p>
          </draw:text-box>
        </draw:frame>
        <draw:frame presentation:style-name="pr4" draw:layer="layout" svg:width="25.199cm" svg:height="10.815cm" svg:x="1.4cm" svg:y="3.685cm" presentation:class="outline" presentation:user-transformed="true">
          <draw:text-box>
            <text:list text:style-name="L2">
              <text:list-item>
                <text:p>Selbstbedienung für Musiker und Künstler</text:p>
              </text:list-item>
              <text:list-item>
                <text:p>Community-Verhältnis und Co-Creation für Spieler bis zu einem gewissen Rang und Creator von Karten, die bis zu einem Threshold hoch-gevoted wurden</text:p>
              </text:list-item>
              <text:list-item>
                <text:p>persönliche Betreuung für erfahrene Creator und für Creator von Karten, deren Up-Votes einen Treshold überschritten haben und deren Eigenschaften nachprogrammiert werden müssen</text:p>
              </text:list-item>
              <text:list-item>
                <text:p>individuelle persönliche Betreuung für die erfahrensten und besten Spieler und Creator</text:p>
              </text:list-item>
              <text:list-item>
                <text:p>Individuelle persönliche Betreuung für Käufer des „Mensch-zu-Karte“-Paketes</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Negative Space</text:p>
          </draw:text-box>
        </draw:frame>
        <draw:frame presentation:style-name="pr4" draw:layer="layout" svg:width="25.199cm" svg:height="9.134cm" svg:x="1.4cm" svg:y="3.685cm" presentation:class="outline">
          <draw:text-box>
            <text:list text:style-name="L2">
              <text:list-item>
                <text:p>da Software eigene Spiele zu erstellen ermöglicht, selbst wenn Spieler nicht zu uns kommen, sondern ihr eigenes Spiel machen, gehen sie trotzdem von anderen Spielen weg, wodurch diese ausbluten und, wenn auch nicht unser Spiel, dann zumindest unsere Software zum Monopol wird</text:p>
              </text:list-item>
              <text:list-item>
                <text:p>wenn Spieler ihr Spiel starten wollen, sehen sie unseres Spiel, was eine Wahrscheinlichkeit garantiert, dass sie unser Spiel ausprobieren und bleiben</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4"><text:span text:style-name="T1">Kunden*innenbindung</text:span></text:p>
          </draw:text-box>
        </draw:frame>
        <draw:frame presentation:style-name="pr4" draw:layer="layout" svg:width="25.199cm" svg:height="9.134cm" svg:x="1.4cm" svg:y="3.685cm" presentation:class="outline">
          <draw:text-box>
            <text:list text:style-name="L2">
              <text:list-item>
                <text:p text:style-name="P5"><text:span text:style-name="T2">Findability: Website, Social-Media, Inflluencer</text:span></text:p>
              </text:list-item>
              <text:list-item>
                <text:p text:style-name="P5"><text:span text:style-name="T2">Likeability: Spiel macht am meisten Spaß</text:span></text:p>
              </text:list-item>
              <text:list-item>
                <text:p text:style-name="P5"><text:span text:style-name="T2">Workability: leichte, intuitive Bedienbarkeit der Software</text:span></text:p>
              </text:list-item>
              <text:list-item>
                <text:p text:style-name="P5"><text:span text:style-name="T2">Payability: Spiel an sich ist kostenlos; schöne Versionen von Karten sind leicht bezahlbar, Spieler werden nicht gedrängt zu zahlen, wodurch Zahlen für Karten oder das „Mensch-zu-Karte“-Paket sich gut anfühlt</text:span></text:p>
              </text:list-item>
              <text:list-item>
                <text:p text:style-name="P5"><text:span text:style-name="T3">Shareability: in Software eingebaut</text:span></text:p>
              </text:list-item>
              <text:list-item>
                <text:p text:style-name="P5"><text:span text:style-name="T4">Needability: Spiel </text:span><text:span text:style-name="T3">macht am meisten Spaß bleibt ihrem Spielern treu</text:span></text:p>
              </text:list-item>
              <text:list-item>
                <text:p text:style-name="P5"><text:span text:style-name="T3">Scalability: sehr leicht, da Software</text:span></text:p>
              </text:list-item>
            </text:list>
          </draw:text-box>
        </draw:frame>
        <presentation:notes draw:style-name="dp2">
          <draw:page-thumbnail draw:style-name="gr1"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Danke</text:p>
          </draw:text-box>
        </draw:frame>
        <draw:frame presentation:style-name="pr4"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3" draw:text-style-name="P6" draw:layer="layout" svg:width="25.199cm" svg:height="3.473cm" svg:x="1.4cm" svg:y="0.206cm" presentation:class="title">
          <draw:text-box>
            <text:p text:style-name="P6">Free-To-Play Spieler/Gelegenheitsspieler</text:p>
          </draw:text-box>
        </draw:frame>
        <draw:frame presentation:style-name="pr4" draw:layer="layout" svg:width="25.199cm" svg:height="10.5cm" svg:x="1.4cm" svg:y="5cm" presentation:class="outline" presentation:user-transformed="true">
          <draw:text-box>
            <text:list text:style-name="L2">
              <text:list-item>
                <text:p text:style-name="P9"><text:span text:style-name="T5">Aufgaben</text:span></text:p>
              </text:list-item>
              <text:list-item>
                <text:p text:style-name="P8">Pains</text:p>
              </text:list-item>
              <text:list-item>
                <text:p text:style-name="P8">Pain Relievers</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4" draw:text-style-name="P6" draw:layer="layout" svg:width="25.199cm" svg:height="2.629cm" svg:x="1.4cm" svg:y="0.628cm" presentation:class="title">
          <draw:text-box>
            <text:p text:style-name="P6">Normaler Gelegenheitsspieler</text:p>
          </draw:text-box>
        </draw:frame>
        <draw:frame presentation:style-name="pr8" draw:layer="layout" svg:width="25.199cm" svg:height="11.815cm" svg:x="1.4cm" svg:y="3.685cm" presentation:class="outline" presentation:user-transformed="true">
          <draw:text-box>
            <text:list text:style-name="L2">
              <text:list-item>
                <text:p>Aufgaben</text:p>
              </text:list-item>
              <text:list-item>
                <text:p>Pains</text:p>
              </text:list-item>
              <text:list-item>
                <text:p>Pain Relievers</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5" draw:text-style-name="P7" draw:layer="layout" svg:width="25.199cm" svg:height="2.629cm" svg:x="1.4cm" svg:y="0.628cm" presentation:class="title">
          <draw:text-box>
            <text:p text:style-name="P6">Hardcore Spieler</text:p>
          </draw:text-box>
        </draw:frame>
        <draw:frame presentation:style-name="pr8" draw:layer="layout" svg:width="25.199cm" svg:height="11.815cm" svg:x="1.4cm" svg:y="3.685cm" presentation:class="outline" presentation:user-transformed="true">
          <draw:text-box>
            <text:list text:style-name="L2">
              <text:list-item>
                <text:p>Aufgaben</text:p>
              </text:list-item>
              <text:list-item>
                <text:p>Pains</text:p>
              </text:list-item>
              <text:list-item>
                <text:p>Pain Relievers</text:p>
              </text:list-item>
            </text:list>
          </draw:text-box>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6" draw:text-style-name="P7" draw:layer="layout" svg:width="25.199cm" svg:height="2.629cm" svg:x="1.4cm" svg:y="0.628cm" presentation:class="title">
          <draw:text-box>
            <text:p text:style-name="P6">Professionelle Spieler/kein Streamer</text:p>
          </draw:text-box>
        </draw:frame>
        <draw:frame presentation:style-name="pr8" draw:layer="layout" svg:width="25.199cm" svg:height="11.815cm" svg:x="1.4cm" svg:y="3.685cm" presentation:class="outline" presentation:user-transformed="true">
          <draw:text-box>
            <text:list text:style-name="L2">
              <text:list-item>
                <text:p>Aufgaben</text:p>
              </text:list-item>
              <text:list-item>
                <text:p>Pains</text:p>
              </text:list-item>
              <text:list-item>
                <text:p>Pain Relievers</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Investoren</text:p>
          </draw:text-box>
        </draw:frame>
        <draw:frame presentation:style-name="pr4" draw:layer="layout" svg:width="25.199cm" svg:height="11.815cm" svg:x="1.4cm" svg:y="3.685cm" presentation:class="outline" presentation:user-transformed="true">
          <draw:text-box>
            <text:list text:style-name="L2">
              <text:list-item>
                <text:p>Aufgaben</text:p>
              </text:list-item>
              <text:list-item>
                <text:p>Pains</text:p>
              </text:list-item>
              <text:list-item>
                <text:p>Pain Relievers</text:p>
              </text:list-item>
              <text:list-item>
                <text:p>Gain Creators</text:p>
              </text:list-item>
            </text:list>
          </draw:text-box>
        </draw:frame>
        <presentation:notes draw:style-name="dp2">
          <draw:page-thumbnail draw:style-name="gr1" draw:layer="layout" svg:width="19.798cm" svg:height="11.136cm" svg:x="0.6cm" svg:y="2.257cm" draw:page-number="26"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1T16:17:23.564866544</meta:creation-date>
    <dc:date>2025-06-26T13:26:20.966317964</dc:date>
    <meta:editing-duration>PT3H55M24S</meta:editing-duration>
    <meta:editing-cycles>64</meta:editing-cycles>
    <meta:generator>LibreOffice/24.2.7.2$Linux_X86_64 LibreOffice_project/420$Build-2</meta:generator>
    <meta:print-date>2025-06-26T13:26:36.397470049</meta:print-date>
    <meta:printed-by>PDF files</meta:printed-by>
    <meta:document-statistic meta:object-count="124"/>
  </office:meta>
</office:document-meta>
</file>